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Text_20_body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Preformatted_20_Text">
      <style:paragraph-properties fo:margin-top="0in" fo:margin-bottom="0in" style:contextual-spacing="false" fo:padding="0in" fo:border="none"/>
    </style:style>
    <style:style style:name="P6" style:family="paragraph" style:parent-style-name="Preformatted_20_Text" style:master-page-name="">
      <loext:graphic-properties draw:fill="none"/>
      <style:paragraph-properties fo:margin-left="1.1201in" fo:margin-right="0in" fo:margin-top="0in" fo:margin-bottom="0in" style:contextual-spacing="false" fo:text-indent="0in" style:auto-text-indent="false" style:page-number="auto" fo:background-color="transparent" fo:padding="0in" fo:border="none"/>
    </style:style>
    <style:style style:name="P7" style:family="paragraph" style:parent-style-name="Heading_20_1">
      <style:paragraph-properties fo:margin-top="0in" fo:margin-bottom="0.1965in" style:contextual-spacing="false" fo:break-before="page" fo:padding="0in" fo:border="none"/>
      <style:text-properties officeooo:paragraph-rsid="000ea9fb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Preformatted_20_Text">
      <style:paragraph-properties fo:margin-top="0in" fo:margin-bottom="0in" style:contextual-spacing="false" fo:padding="0in" fo:border="none"/>
    </style:style>
    <style:style style:name="P10" style:family="paragraph" style:parent-style-name="Preformatted_20_Text">
      <style:paragraph-properties fo:margin-top="0in" fo:margin-bottom="0in" style:contextual-spacing="false" fo:break-before="page" fo:padding="0in" fo:border="none"/>
    </style:style>
    <style:style style:name="P11" style:family="paragraph" style:parent-style-name="Preformatted_20_Text">
      <style:paragraph-properties fo:margin-top="0in" fo:margin-bottom="0in" style:contextual-spacing="false" fo:padding="0in" fo:border="none"/>
      <style:text-properties fo:font-size="12pt" style:font-size-asian="12pt" style:font-size-complex="12pt"/>
    </style:style>
    <style:style style:name="P12" style:family="paragraph" style:parent-style-name="Preformatted_20_Text" style:master-page-name="">
      <loext:graphic-properties draw:fill="none"/>
      <style:paragraph-properties fo:margin-left="1.1201in" fo:margin-right="0in" fo:margin-top="0in" fo:margin-bottom="0in" style:contextual-spacing="false" fo:text-indent="0in" style:auto-text-indent="false" style:page-number="auto" fo:background-color="transparent" fo:padding="0in" fo:border="none"/>
      <style:text-properties fo:font-size="12pt" style:font-size-asian="12pt" style:font-size-complex="12pt"/>
    </style:style>
    <style:style style:name="P13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4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134. Minimum Swaps to Group All 1's Together II</text:h>
      <text:p text:style-name="P4">A <text:span text:style-name="Strong_20_Emphasis"><text:span text:style-name="T1">swap</text:span></text:span> is defined as taking two <text:span text:style-name="Strong_20_Emphasis"><text:span text:style-name="T1">distinct</text:span></text:span> positions in an array and swapping the values in them.</text:p>
      <text:p text:style-name="P4">A <text:span text:style-name="Strong_20_Emphasis"><text:span text:style-name="T1">circular</text:span></text:span> array is defined as an array where we consider the <text:span text:style-name="Strong_20_Emphasis"><text:span text:style-name="T1">first</text:span></text:span> element and the <text:span text:style-name="Strong_20_Emphasis"><text:span text:style-name="T1">last</text:span></text:span> element to be <text:span text:style-name="Strong_20_Emphasis"><text:span text:style-name="T1">adjacent</text:span></text:span>.</text:p>
      <text:p text:style-name="P4">Given a <text:span text:style-name="Strong_20_Emphasis"><text:span text:style-name="T1">binary</text:span></text:span> <text:span text:style-name="Strong_20_Emphasis"><text:span text:style-name="T1">circular</text:span></text:span> array <text:span text:style-name="Source_20_Text"><text:span text:style-name="T2">nums</text:span></text:span>, return <text:span text:style-name="Emphasis"><text:span text:style-name="T1">the minimum number of swaps required to group all </text:span></text:span><text:span text:style-name="Source_20_Text"><text:span text:style-name="T2">1</text:span></text:span><text:span text:style-name="Emphasis"><text:span text:style-name="T1">'s present in the array together at </text:span></text:span><text:span text:style-name="Emphasis"><text:span text:style-name="Strong_20_Emphasis"><text:span text:style-name="T1">any location</text:span></text:span></text:span>.</text:p>
      <text:p text:style-name="P4"> </text:p>
      <text:p text:style-name="P4"><text:span text:style-name="Strong_20_Emphasis"><text:span text:style-name="T1">Example 1:</text:span></text:span></text:p>
      <text:p text:style-name="P3"><text:span text:style-name="Strong_20_Emphasis"><text:span text:style-name="T1">Input:</text:span></text:span> nums = [0,1,0,1,1,0,0]</text:p>
      <text:p text:style-name="P3"><text:span text:style-name="Strong_20_Emphasis"><text:span text:style-name="T1">Output:</text:span></text:span> 1</text:p>
      <text:p text:style-name="P3"><text:span text:style-name="Strong_20_Emphasis"><text:span text:style-name="T1">Explanation:</text:span></text:span> Here are a few of the ways to group all the 1's together:</text:p>
      <text:p text:style-name="P3">[0,<text:span text:style-name="T3">0</text:span>,<text:span text:style-name="T3">1</text:span>,1,1,0,0] using 1 swap.</text:p>
      <text:p text:style-name="P3">[0,1,<text:span text:style-name="T3">1</text:span>,1,<text:span text:style-name="T3">0</text:span>,0,0] using 1 swap.</text:p>
      <text:p text:style-name="P3">[1,1,0,0,0,0,1] using 2 swaps (using the circular property of the array).</text:p>
      <text:p text:style-name="P3">There is no way to group all 1's together with 0 swaps.</text:p>
      <text:p text:style-name="P1">Thus, the minimum number of swaps required is 1.</text:p>
      <text:p text:style-name="P2"><text:span text:style-name="Strong_20_Emphasis"><text:span text:style-name="T1">Example 2:</text:span></text:span></text:p>
      <text:p text:style-name="P3"><text:span text:style-name="Strong_20_Emphasis"><text:span text:style-name="T1">Input:</text:span></text:span> nums = [0,1,1,1,0,0,1,1,0]</text:p>
      <text:p text:style-name="P3"><text:span text:style-name="Strong_20_Emphasis"><text:span text:style-name="T1">Output:</text:span></text:span> 2</text:p>
      <text:p text:style-name="P3"><text:span text:style-name="Strong_20_Emphasis"><text:span text:style-name="T1">Explanation:</text:span></text:span> Here are a few of the ways to group all the 1's together:</text:p>
      <text:p text:style-name="P3">[1,1,1,0,0,0,0,1,1] using 2 swaps (using the circular property of the array).</text:p>
      <text:p text:style-name="P3">[1,1,1,1,1,0,0,0,0] using 2 swaps.</text:p>
      <text:p text:style-name="P3">There is no way to group all 1's together with 0 or 1 swaps.</text:p>
      <text:p text:style-name="P1">Thus, the minimum number of swaps required is 2.</text:p>
      <text:p text:style-name="P4"><text:span text:style-name="Strong_20_Emphasis"><text:span text:style-name="T1">Example 3:</text:span></text:span></text:p>
      <text:p text:style-name="P3"><text:span text:style-name="Strong_20_Emphasis"><text:span text:style-name="T1">Input:</text:span></text:span> nums = [1,1,0,0,1]</text:p>
      <text:p text:style-name="P3"><text:span text:style-name="Strong_20_Emphasis"><text:span text:style-name="T1">Output:</text:span></text:span> 0</text:p>
      <text:p text:style-name="P3"><text:span text:style-name="Strong_20_Emphasis"><text:span text:style-name="T1">Explanation:</text:span></text:span> All the 1's are already grouped together due to the circular property of the array.</text:p>
      <text:p text:style-name="P1">Thus, the minimum number of swaps required is 0.</text:p>
      <text:p text:style-name="P4"><text:span text:style-name="Strong_20_Emphasis"><text:span text:style-name="T1">Constraints:</text:span></text:span></text:p>
      <text:list xml:id="list220303359" text:style-name="L1">
        <text:list-item>
          <text:p text:style-name="P13"><text:span text:style-name="Source_20_Text"><text:span text:style-name="T2">1 &lt;= nums.length &lt;= 10</text:span></text:span><text:span text:style-name="Source_20_Text"><text:span text:style-name="T1">5</text:span></text:span></text:p>
        </text:list-item>
        <text:list-item>
          <text:p text:style-name="P14"><text:span text:style-name="Source_20_Text"><text:span text:style-name="T2">nums[i]</text:span></text:span> is either <text:span text:style-name="Source_20_Text"><text:span text:style-name="T2">0</text:span></text:span> or <text:span text:style-name="Source_20_Text"><text:span text:style-name="T2">1</text:span></text:span>.</text:p>
        </text:list-item>
      </text:list>
      <text:p text:style-name="P1"><text:span text:style-name="Strong_20_Emphasis"/></text:p>
      <text:h text:style-name="P7" text:outline-level="1"><text:span text:style-name="Strong_20_Emphasis">2134. Minimum Swaps to Group All 1's Together II</text:span></text:h>
      <text:p text:style-name="P5"><text:span text:style-name="Strong_20_Emphasis"><text:span text:style-name="T4">/*</text:span></text:span></text:p>
      <text:p text:style-name="P5"><text:span text:style-name="Strong_20_Emphasis"><text:span text:style-name="T4"><text:s text:c="4"/>Prercessing+Sliding window</text:span></text:span></text:p>
      <text:p text:style-name="P5"><text:span text:style-name="Strong_20_Emphasis"><text:span text:style-name="T4"><text:s text:c="4"/>Time complexity: O(5n)=O(n)</text:span></text:span></text:p>
      <text:p text:style-name="P5"><text:span text:style-name="Strong_20_Emphasis"><text:span text:style-name="T4"><text:s text:c="4"/>Space complexity: O(2n)=O(n)</text:span></text:span></text:p>
      <text:p text:style-name="P5"><text:span text:style-name="Strong_20_Emphasis"><text:span text:style-name="T4">*/</text:span></text:span></text:p>
      <text:p text:style-name="P5"><text:span text:style-name="Strong_20_Emphasis"><text:span text:style-name="T4">typedef std::vector&lt;int&gt; vi;</text:span></text:span></text:p>
      <text:p text:style-name="P5"><text:span text:style-name="Strong_20_Emphasis"><text:span text:style-name="T4">class Solution {</text:span></text:span></text:p>
      <text:p text:style-name="P5"><text:span text:style-name="Strong_20_Emphasis"><text:span text:style-name="T4">public:</text:span></text:span></text:p>
      <text:p text:style-name="P5"><text:span text:style-name="Strong_20_Emphasis"><text:span text:style-name="T4"><text:s text:c="4"/>int minSwaps(vector&lt;int&gt;&amp; nums) {</text:span></text:span></text:p>
      <text:p text:style-name="P5"><text:span text:style-name="Strong_20_Emphasis"><text:span text:style-name="T4"><text:s text:c="8"/>int nb_ones=0;</text:span></text:span></text:p>
      <text:p text:style-name="P5"><text:span text:style-name="Strong_20_Emphasis"><text:span text:style-name="T4"><text:s text:c="8"/>for(auto&amp; e: nums) if(e==1) nb_ones++;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<text:s text:c="8"/>int n=nums.size();</text:span></text:span></text:p>
      <text:p text:style-name="P5"><text:span text:style-name="Strong_20_Emphasis"><text:span text:style-name="T4"><text:s text:c="8"/>for(int i=0;i&lt;n;++i) nums.push_back(nums[i]);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<text:s text:c="8"/>n=2*n;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<text:s text:c="8"/>vi pre_ones(n+1,0),pre_zeros(n+1,0);</text:span></text:span></text:p>
      <text:p text:style-name="P5"><text:span text:style-name="Strong_20_Emphasis"><text:span text:style-name="T4"><text:s text:c="8"/></text:span></text:span></text:p>
      <text:p text:style-name="P5"><text:span text:style-name="Strong_20_Emphasis"><text:span text:style-name="T4"><text:s text:c="8"/>for(int i=0;i&lt;n;++i){</text:span></text:span></text:p>
      <text:p text:style-name="P5"><text:span text:style-name="Strong_20_Emphasis"><text:span text:style-name="T4"><text:s text:c="12"/>pre_ones[i+1]=nums[i]==1?pre_ones[i]+1:pre_ones[i];</text:span></text:span></text:p>
      <text:p text:style-name="P5"><text:span text:style-name="Strong_20_Emphasis"><text:span text:style-name="T4"><text:s text:c="8"/>}</text:span></text:span></text:p>
      <text:p text:style-name="P5"><text:span text:style-name="Strong_20_Emphasis"><text:span text:style-name="T4"><text:s text:c="8"/></text:span></text:span></text:p>
      <text:p text:style-name="P5"><text:span text:style-name="Strong_20_Emphasis"><text:span text:style-name="T4"><text:s text:c="8"/>int i=0,j=nb_ones-1,max_ones_in_win=INT_MIN;</text:span></text:span></text:p>
      <text:p text:style-name="P5"><text:span text:style-name="Strong_20_Emphasis"><text:span text:style-name="T4"><text:s text:c="8"/>while(j&lt;n){</text:span></text:span></text:p>
      <text:p text:style-name="P5"><text:span text:style-name="Strong_20_Emphasis"><text:span text:style-name="T4"><text:s text:c="12"/>int cnt_ones_in_win=pre_ones[j+1]-pre_ones[i];</text:span></text:span></text:p>
      <text:p text:style-name="P6"><text:span text:style-name="Strong_20_Emphasis"><text:span text:style-name="T4"><text:s text:c="12"/>max_ones_in_win=std::max(max_ones_in_win,cnt_ones_in_win);</text:span></text:span></text:p>
      <text:p text:style-name="P5"><text:span text:style-name="Strong_20_Emphasis"><text:span text:style-name="T4"><text:s text:c="12"/>i++;</text:span></text:span></text:p>
      <text:p text:style-name="P5"><text:span text:style-name="Strong_20_Emphasis"><text:span text:style-name="T4"><text:s text:c="12"/>j++;</text:span></text:span></text:p>
      <text:p text:style-name="P5"><text:span text:style-name="Strong_20_Emphasis"><text:span text:style-name="T4"><text:s text:c="8"/>}</text:span></text:span></text:p>
      <text:p text:style-name="P5"><text:span text:style-name="Strong_20_Emphasis"><text:span text:style-name="T4"><text:s text:c="8"/></text:span></text:span></text:p>
      <text:p text:style-name="P5"><text:span text:style-name="Strong_20_Emphasis"><text:span text:style-name="T4"><text:s text:c="8"/>return nb_ones-max_ones_in_win;</text:span></text:span></text:p>
      <text:p text:style-name="P5"><text:span text:style-name="Strong_20_Emphasis"><text:span text:style-name="T4"><text:s text:c="4"/>}</text:span></text:span></text:p>
      <text:p text:style-name="P5"><text:span text:style-name="Strong_20_Emphasis"><text:span text:style-name="T4">};</text:span></text:span></text:p>
      <text:h text:style-name="P8" text:outline-level="1"><text:span text:style-name="Strong_20_Emphasis">2134. Minimum Swaps to Group All 1's Together II</text:span></text:h>
      <text:p text:style-name="P11">/*</text:p>
      <text:p text:style-name="P11"><text:s text:c="4"/>Sliding window</text:p>
      <text:p text:style-name="P11"><text:s text:c="4"/>Time complexity: O(4n)=O(n)</text:p>
      <text:p text:style-name="P11"><text:s text:c="4"/>Space complexity: O(n)</text:p>
      <text:p text:style-name="P11">*/</text:p>
      <text:p text:style-name="P11">typedef std::vector&lt;int&gt; vi;</text:p>
      <text:p text:style-name="P11">class Solution {</text:p>
      <text:p text:style-name="P11">public:</text:p>
      <text:p text:style-name="P11"><text:s text:c="4"/>int minSwaps(vector&lt;int&gt;&amp; nums) {</text:p>
      <text:p text:style-name="P11"><text:s text:c="8"/>// Count total number of ones</text:p>
      <text:p text:style-name="P11"><text:s text:c="8"/>int nb_ones=0;</text:p>
      <text:p text:style-name="P11"><text:s text:c="8"/>for(auto&amp; e: nums) if(e==1) nb_ones++;</text:p>
      <text:p text:style-name="P11"/>
      <text:p text:style-name="P11"><text:s text:c="8"/>// Extend the array for circularity</text:p>
      <text:p text:style-name="P11"><text:s text:c="8"/>int n=nums.size();</text:p>
      <text:p text:style-name="P11"><text:s text:c="8"/>for(int i=0;i&lt;n;++i) nums.push_back(nums[i]);</text:p>
      <text:p text:style-name="P11"/>
      <text:p text:style-name="P11"><text:s text:c="8"/>n=2*n;</text:p>
      <text:p text:style-name="P11"/>
      <text:p text:style-name="P11"><text:s text:c="8"/>//Create a window of size nb_ones</text:p>
      <text:p text:style-name="P11"><text:s text:c="8"/>int cnt_ones_in_win=0;</text:p>
      <text:p text:style-name="P11"><text:s text:c="8"/>for(int i=0;i&lt;nb_ones;++i){</text:p>
      <text:p text:style-name="P11"><text:s text:c="12"/>if (nums[i]==1) cnt_ones_in_win++;</text:p>
      <text:p text:style-name="P11"><text:s text:c="8"/>}</text:p>
      <text:p text:style-name="P11"><text:s text:c="8"/></text:p>
      <text:p text:style-name="P11"><text:s text:c="8"/>// Slide the window</text:p>
      <text:p text:style-name="P11"><text:s text:c="8"/>int i=0,max_ones_in_win=INT_MIN;</text:p>
      <text:p text:style-name="P11"><text:s text:c="8"/>for(int i=0;i&lt;n-nb_ones;++i){</text:p>
      <text:p text:style-name="P12"><text:s text:c="12"/>max_ones_in_win=std::max(max_ones_in_win,cnt_ones_in_win);</text:p>
      <text:p text:style-name="P11"><text:s text:c="12"/>cnt_ones_in_win-=nums[i];</text:p>
      <text:p text:style-name="P11"><text:s text:c="12"/>cnt_ones_in_win+=nums[i+nb_ones];</text:p>
      <text:p text:style-name="P11"><text:s text:c="8"/>}</text:p>
      <text:p text:style-name="P11"><text:s text:c="8"/></text:p>
      <text:p text:style-name="P11"><text:s text:c="8"/>return nb_ones-max_ones_in_win;</text:p>
      <text:p text:style-name="P11"><text:s text:c="4"/>}</text:p>
      <text:p text:style-name="P11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0:37:56.381821589</meta:creation-date>
    <dc:date>2024-08-03T06:49:13.792784340</dc:date>
    <meta:editing-duration>PT4M3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97" meta:word-count="390" meta:character-count="3137" meta:non-whitespace-character-count="2426"/>
  </office:meta>
</office:document-meta>
</file>